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fab1"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973a"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422a4"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9fab1" officeooo:paragraph-rsid="0009fab1"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0e973a"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0f219f"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164b8"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4d064"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775ee"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98c06"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e4e84"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64b8" officeooo:paragraph-rsid="001164b8"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4e84" officeooo:paragraph-rsid="001e4e84"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text-align="justify" style:justify-single-word="false"/>
    </style:style>
    <style:style style:name="P104" style:family="paragraph" style:parent-style-name="Text_20_body">
      <style:text-properties fo:language="ru" fo:country="RU"/>
    </style:style>
    <style:style style:name="P105" style:family="paragraph" style:parent-style-name="Text_20_body">
      <loext:graphic-properties draw:fill="solid" draw:fill-color="#eeeeee" draw:opacity="100%"/>
      <style:paragraph-properties fo:background-color="#eeeeee"/>
      <style:text-properties fo:language="ru" fo:country="RU"/>
    </style:style>
    <style:style style:name="P10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loext:graphic-properties draw:fill="solid" draw:fill-color="#eeeeee" draw:opacity="100%"/>
      <style:paragraph-properties fo:background-color="#eeeeee"/>
    </style:style>
    <style:style style:name="P109" style:family="paragraph" style:parent-style-name="First_20_line_20_indent">
      <loext:graphic-properties draw:fill="solid" draw:fill-color="#eeeeee" draw:opacity="100%"/>
      <style:paragraph-properties fo:background-color="#eeeeee"/>
      <style:text-properties fo:language="ru" fo:country="RU"/>
    </style:style>
    <style:style style:name="P11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1" style:family="paragraph" style:parent-style-name="Text_20_body">
      <style:paragraph-properties fo:margin-left="0in" fo:margin-right="0in" fo:text-align="justify"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fo:color="#800000"/>
    </style:style>
    <style:style style:name="P11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4" style:family="paragraph" style:parent-style-name="Text_20_body">
      <style:paragraph-properties fo:margin-left="0in" fo:margin-right="0in" fo:text-align="center"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4" style:family="paragraph" style:parent-style-name="Footnote">
      <style:paragraph-properties fo:margin-left="0in" fo:margin-right="0in" fo:text-indent="0in" style:auto-text-indent="false"/>
      <style:text-properties fo:language="en" fo:country="US"/>
    </style:style>
    <style:style style:name="P125" style:family="paragraph" style:parent-style-name="Footnote">
      <style:text-properties fo:language="en" fo:country="US"/>
    </style:style>
    <style:style style:name="P126" style:family="paragraph" style:parent-style-name="Footnote">
      <style:text-properties fo:language="ru" fo:country="RU"/>
    </style:style>
    <style:style style:name="P127" style:family="paragraph" style:parent-style-name="Footnote">
      <style:text-properties style:use-window-font-color="true"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6" style:family="paragraph" style:parent-style-name="Text_20_body" style:list-style-name="L1">
      <style:paragraph-properties fo:text-align="justify" style:justify-single-word="false"/>
    </style:style>
    <style:style style:name="P137" style:family="paragraph" style:parent-style-name="Text_20_body" style:list-style-name="L1">
      <style:paragraph-properties fo:text-align="justify" style:justify-single-word="false"/>
      <style:text-properties fo:language="ru" fo:country="RU"/>
    </style:style>
    <style:style style:name="P138" style:family="paragraph" style:parent-style-name="Text_20_body" style:list-style-name="L2">
      <style:paragraph-properties fo:text-align="justify" style:justify-single-word="false"/>
      <style:text-properties fo:language="ru" fo:country="RU"/>
    </style:style>
    <style:style style:name="P1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0" style:family="paragraph" style:parent-style-name="Text_20_body" style:list-style-name="L3">
      <style:text-properties fo:language="ru" fo:country="RU"/>
    </style:style>
    <style:style style:name="P14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ce59a" officeooo:paragraph-rsid="0009fab1" style:font-style-asian="normal" style:font-weight-asian="normal" style:font-style-complex="normal" style:font-weight-complex="normal"/>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loext:graphic-properties draw:fill="solid" draw:fill-color="#eeeeee" draw:opacity="100%"/>
      <style:paragraph-properties fo:background-color="#eeeeee"/>
      <style:text-properties fo:language="ru" fo:country="RU"/>
    </style:style>
    <style:style style:name="P150" style:family="paragraph" style:parent-style-name="Heading_20_2">
      <loext:graphic-properties draw:fill="solid" draw:fill-color="#eeeeee" draw:opacity="100%"/>
      <style:paragraph-properties fo:background-color="#eeeeee"/>
    </style:style>
    <style:style style:name="P15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2" style:family="paragraph" style:parent-style-name="Heading_20_1">
      <loext:graphic-properties draw:fill="solid" draw:fill-color="#eeeeee" draw:opacity="100%"/>
      <style:paragraph-properties fo:background-color="#eeeeee"/>
    </style:style>
    <style:style style:name="P153"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23013c"/>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officeooo:rsid="0023013c"/>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officeooo:rsid="0009fab1"/>
    </style:style>
    <style:style style:name="T60" style:family="text">
      <style:text-properties officeooo:rsid="000a3f80"/>
    </style:style>
    <style:style style:name="T61" style:family="text">
      <style:text-properties officeooo:rsid="000ce59a"/>
    </style:style>
    <style:style style:name="T62" style:family="text">
      <style:text-properties officeooo:rsid="000d05aa"/>
    </style:style>
    <style:style style:name="T63" style:family="text">
      <style:text-properties officeooo:rsid="000e973a"/>
    </style:style>
    <style:style style:name="T64" style:family="text">
      <style:text-properties officeooo:rsid="000f219f"/>
    </style:style>
    <style:style style:name="T65" style:family="text">
      <style:text-properties officeooo:rsid="001164b8"/>
    </style:style>
    <style:style style:name="T66" style:family="text">
      <style:text-properties officeooo:rsid="0014d064"/>
    </style:style>
    <style:style style:name="T67" style:family="text">
      <style:text-properties officeooo:rsid="00167abc"/>
    </style:style>
    <style:style style:name="T68" style:family="text">
      <style:text-properties officeooo:rsid="001775ee"/>
    </style:style>
    <style:style style:name="T69" style:family="text">
      <style:text-properties officeooo:rsid="001868b0"/>
    </style:style>
    <style:style style:name="T70" style:family="text">
      <style:text-properties officeooo:rsid="00198c06"/>
    </style:style>
    <style:style style:name="T71" style:family="text">
      <style:text-properties officeooo:rsid="001e4e84"/>
    </style:style>
    <style:style style:name="T72" style:family="text">
      <style:text-properties officeooo:rsid="0022b83c"/>
    </style:style>
    <style:style style:name="T73" style:family="text">
      <style:text-properties officeooo:rsid="0023013c"/>
    </style:style>
    <style:style style:name="T74" style:family="text">
      <style:text-properties officeooo:rsid="00256d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89215801668992665" text:style-name="L1">
        <text:list-item>
          <text:p text:style-name="P136">добавить детектив <text:span text:style-name="T1">(реализовано)</text:span>+ магические уроки/трактаты Старсвирла (реализовано)</text:p>
        </text:list-item>
        <text:list-item>
          <text:p text:style-name="P137">Терра несколько раз пытается убить Макса (один раз — в аквапарке). Несколько раз Макса спасает Селестия (даёт приказы Нексусу)</text:p>
        </text:list-item>
        <text:list-item>
          <text:p text:style-name="P137">Книги:</text:p>
        </text:list-item>
      </text:list>
      <text:list xml:id="list309411727194564829" text:style-name="L2">
        <text:list-item>
          <text:p text:style-name="P138">«Великие грифоны прошлого» - из канона (5<text:span text:style-name="T8">s8e)</text:span></text:p>
        </text:list-item>
        <text:list-item>
          <text:p text:style-name="P138">«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8">Дасти Вейфарер «Зебрианская культура, быт и фольклор»</text:p>
        </text:list-item>
        <text:list-item>
          <text:p text:style-name="P138">«Краткая история Эквестрии»</text:p>
        </text:list-item>
        <text:list-item>
          <text:p text:style-name="P138">«Шедевры архитектуры Эквестрии» с разделом о Кантерлотском Королевском Дворце</text:p>
        </text:list-item>
        <text:list-item>
          <text:p text:style-name="P138">«Великие дела и великие чары». Страница 893: …</text:p>
        </text:list-item>
        <text:list-item>
          <text:p text:style-name="P138">«Природа Проклятий» - обмен</text:p>
        </text:list-item>
        <text:list-item>
          <text:p text:style-name="P138">«<text:span text:style-name="T46">Магия для Чайников</text:span>» - обмен</text:p>
        </text:list-item>
        <text:list-item>
          <text:p text:style-name="P138">«Энциклопедия Арканум» - обмен</text:p>
        </text:list-item>
        <text:list-item>
          <text:p text:style-name="P138">«О Гейсах» - обмен</text:p>
        </text:list-item>
        <text:list-item>
          <text:p text:style-name="P138">«<text:span text:style-name="T55">Тайны Тайных Наук</text:span>» - обмен</text:p>
        </text:list-item>
        <text:list-item>
          <text:p text:style-name="P139">«Основы Заклятий» - обмен</text:p>
        </text:list-item>
        <text:list-item>
          <text:p text:style-name="P13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378161562410335915" text:style-name="L3">
        <text:list-item>
          <text:p text:style-name="P1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40">У Селестии были такие элементы гармонии: Магия, Доброта, Смех. У Луны — Верность, Честность, Щедрость. (ксенофазия)</text:p>
        </text:list-item>
        <text:list-item>
          <text:p text:style-name="P1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0">Около 820-ти лет назад будущий маг Лайтнинг Стар поступил на обучение к наставнику Тииспоту</text:p>
        </text:list-item>
        <text:list-item>
          <text:p text:style-name="P1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0">У Селестии грива и хвост развеваются и переливаются от магического шампуня</text:p>
        </text:list-item>
        <text:list-item>
          <text:p text:style-name="P140">Тело Селестии очень крепкое — может выдержать несколько тонн земли</text:p>
        </text:list-item>
        <text:list-item>
          <text:p text:style-name="P140">Дискорд намного старше принцесс, его магия сильнее ихней на голову</text:p>
        </text:list-item>
        <text:list-item>
          <text:p text:style-name="P140">Луна младше Селестии на 3 года. Сёстрам около 5000 лет. По другим данным, Селестии около 2500 лет (Обмен).</text:p>
        </text:list-item>
        <text:list-item>
          <text:p text:style-name="P140">Принцессы начали войну с Дискордом в возрасте, когда им было около 700 лет — и продолжалась война почти сто лет</text:p>
        </text:list-item>
        <text:list-item>
          <text:p text:style-name="P140">Самый главный враг сестёр и Дискорда — скука</text:p>
        </text:list-item>
        <text:list-item>
          <text:p text:style-name="P140">В Эквестрии на одного жеребца приходится четыре - пять кобыл</text:p>
        </text:list-item>
        <text:list-item>
          <text:p text:style-name="P1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0">Селестия в первые полторы тысячи лет путешествовала — и заварила несколько войн (две — с Эквестрией, в одной была против Луны)</text:p>
        </text:list-item>
        <text:list-item>
          <text:p text:style-name="P140">Настоящий цвет гривы Селестии — клубнично-розовая. Радужный цвет гривы и хвоста поддерживается магией</text:p>
        </text:list-item>
        <text:list-item>
          <text:p text:style-name="P140">Кроме Дискорда, старше сестёр ещё старейшина драконов</text:p>
        </text:list-item>
        <text:list-item>
          <text:p text:style-name="P140">Кэйденс не прожила и 60-ти лет и является низкорожденной</text:p>
        </text:list-item>
        <text:list-item>
          <text:p text:style-name="P14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0">Народ тихо фигел от нововведений и с ещё большим ожесточением продолжал делать по-своему</text:p>
        </text:list-item>
        <text:list-item>
          <text:p text:style-name="P1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0">Когда пони женятся, они обмениваются ножными браслетами</text:p>
        </text:list-item>
        <text:list-item>
          <text:p text:style-name="P140">Светилами, кроме сестёр, могут управлять единороги (группы), Дискорд, Твайлайт и Старсвирл</text:p>
        </text:list-item>
        <text:list-item>
          <text:p text:style-name="P140">Королева Кризалис — правительница Зелёной Долины</text:p>
        </text:list-item>
        <text:list-item>
          <text:p text:style-name="P140">Мать Луны и Селестии — аликорн Лорен. Мать Дискорда — Алиса (пони-человек)</text:p>
        </text:list-item>
        <text:list-item>
          <text:p text:style-name="P14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3">Искусственный интеллект. Создан Владом и Максом. Разработан для управления корпорациями.</text:p>
      <text:h text:style-name="Heading_20_3" text:outline-level="3">Норф</text:h>
      <text:p text:style-name="P10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0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1">Единорог. Холост, молод, мечтателен. Живёт в Кантерлоте. В свободное время рисует облака.</text:p>
      <text:h text:style-name="Heading_20_3" text:outline-level="3">Алекс</text:h>
      <text:p text:style-name="P111">Менеджер проектов, над одним из которых (Нексус) работает Макс.</text:p>
      <text:h text:style-name="Heading_20_3" text:outline-level="3">Ростик</text:h>
      <text:p text:style-name="P111">Лидер команды тестировщиков</text:p>
      <text:h text:style-name="Heading_20_3" text:outline-level="3">Стас</text:h>
      <text:p text:style-name="P111">Программист-новичок в команде Макса.</text:p>
      <text:h text:style-name="Heading_20_3" text:outline-level="3"><text:soft-page-break/>Рома</text:h>
      <text:p text:style-name="P111">Программист в команде UI-программистов</text:p>
      <text:h text:style-name="Heading_20_3" text:outline-level="3">Анджела</text:h>
      <text:p text:style-name="P111">Сисадмин. Флиртует с Максом.</text:p>
      <text:p text:style-name="P111"/>
      <text:h text:style-name="Heading_20_2" text:outline-level="2">Положения</text:h>
      <text:p text:style-name="P11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7" text:outline-level="2">1. Терра</text:h>
      <text:p text:style-name="P27">музыка - кондовая электронная, холодная и отчаянная (Electronics “Disappointed”)</text:p>
      <text:p text:style-name="P11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2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2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8"><text:span text:style-name="T8">&gt;\</text:span>Привет, Нексус. Это Макс.</text:p>
      <text:p text:style-name="P78"><text:span text:style-name="T8">&lt;\</text:span>Привет Макс. <text:span text:style-name="T1">Рад тебя видеть. Где ты отсутствовал три дня?</text:span></text:p>
      <text:p text:style-name="P78"><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8"><text:span text:style-name="T8">&gt;\</text:span>Как называется наш проект?</text:p>
      <text:p text:style-name="P78"><text:span text:style-name="T8">&lt;\</text:span>Дайсон.</text:p>
      <text:p text:style-name="P78"><text:span text:style-name="T8">&gt;\</text:span>Сколько тебе лет?</text:p>
      <text:p text:style-name="P78"><text:soft-page-break/><text:span text:style-name="T8">&lt;\</text:span>Два года с начала запуска кластера.</text:p>
      <text:p text:style-name="P78"><text:span text:style-name="T8">&gt;\</text:span>Какой сейчас год?</text:p>
      <text:p text:style-name="P78"><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8"><text:span text:style-name="T8">&gt;\</text:span>Нексус, отключи память <text:span text:style-name="T1">заданий</text:span> за последнюю неделю.</text:p>
      <text:p text:style-name="P78"><text:span text:style-name="T8">&lt;\</text:span>Выполнено.</text:p>
      <text:p text:style-name="P78"><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8">&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8">&lt;\</text:span><text:span text:style-name="T1">Выполняю задачу</text:span>...</text:p>
      <text:p text:style-name="P79"><text:span text:style-name="T8">&lt;\</text:span>...</text:p>
      <text:p text:style-name="P79"><text:span text:style-name="T8">&lt;\</text:span>Решение:</text:p>
      <text:p text:style-name="P7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8"><text:span text:style-name="T8">&gt;</text:span>\Нексус, почему ты используешь жёсткие настройки <text:span text:style-name="T1">для решения задачи</text:span>?</text:p>
      <text:p text:style-name="P78"><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8"><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78"><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85">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4">***</text:p>
      <text:p text:style-name="P11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5">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81">Музыка быстрая, тревожная, надорваная и печальная (Pet Shop Boys “So Hard” ?)</text:p>
      <text:p text:style-name="P29"/>
      <text:p text:style-name="P11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6">Спи, сестра моя родная,<text:line-break/>Спи. Усни.<text:line-break/>Крыльями тебя укрою,<text:line-break/>Спи. Усни.</text:p><text:p text:style-name="P126"><text:tab/>В чаще тёмной волки воют,<text:line-break/>Спи. Усни.</text:p><text:p text:style-name="P126"><text:tab/>В мрачном замке духи ноют,<text:line-break/>Спи. Усни.</text:p><text:p text:style-name="P126"><text:tab/>Сказки вечность нам читает,<text:line-break/>Спи. Усни.<text:line-break/>День осенний угасает,<text:line-break/>Спи. Усни.<text:line-break/>Помни только в сне глубоком,</text:p><text:p text:style-name="P12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8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210011251208871308" text:style-name="L4">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4"><text:s/>Сколько страниц сегодня нахреначили?</text:p><text:p text:style-name="P125">– <text:span text:style-name="T1">Восемь, учитель!</text:span></text:p><text:p text:style-name="P125">–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0"><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7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1">Но величайшая справедливость юниверсума заключается в том, что не существует безвыходных положений. Всегда есть надежда.</text:p>
      <text:p text:style-name="P7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8"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0">Depeche Mode - Painkiller</text:span>&gt;</text:p>
      <text:p text:style-name="P7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7" text:outline-level="2">6. Стыд</text:h>
      <text:p text:style-name="P52"/>
      <text:p text:style-name="P71">~~~ Завтра на семь в библиотеке ~~~</text:p>
      <text:p text:style-name="P71"/>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83">Mark Knopfler — Hill Farmers Blues — или на следующую главу (прощание)</text:p>
      <text:p text:style-name="P52"/>
      <text:p text:style-name="P71">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71"><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1"><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1">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71">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1">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7">Мне печалиться не стоит</text:p><text:p text:style-name="P127">Жизнь прекрасна и ярка</text:p><text:p text:style-name="P127">Телом молода, душою —</text:p><text:p text:style-name="P127">Как дракон морской мудра</text:p><text:p text:style-name="P127"/><text:p text:style-name="P127">Я видала взлёт империй,</text:p><text:p text:style-name="P127">Я жила среди легенд,</text:p><text:p text:style-name="P127">Древней магии мистерий</text:p><text:p text:style-name="P127">Я прилежнейший студент</text:p><text:p text:style-name="P127"/><text:p text:style-name="P127">Обожаема народом,</text:p><text:p text:style-name="P127">Уважаема врагом,</text:p><text:p text:style-name="P127">Но друзей моих немного,</text:p><text:p text:style-name="P127">Гложет душу холодом</text:p><text:p text:style-name="P127"/><text:p text:style-name="P127">Одинока и печальна,</text:p><text:p text:style-name="P127">Недоступна и строга,</text:p><text:p text:style-name="P127">Потеряла изначальный</text:p><text:p text:style-name="P127">Смысл жизни навсегда</text:p><text:p text:style-name="P127"/><text:p text:style-name="P127">Жизнь моя теперь публична,</text:p><text:p text:style-name="P127">Жизнь моя теперь для всех,</text:p><text:p text:style-name="P127">В этом — горе, в этом — счастье,</text:p><text:p text:style-name="P12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7">Додж </text:span><text:span text:style-name="T18">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7">– Куда проваливаться?</text:p>
      <text:p text:style-name="P77">– Они не знают. В тех провалах не видно дна...</text:p>
      <text:p text:style-name="P77">…</text:p>
      <text:p text:style-name="P7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7">– Леди и джентлькольты! Приём окончен! Её Высочество Принцесса Селестия будет рада видеть <text:s/>вас в следующую среду!</text:p>
      <text:p text:style-name="P77">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9">&lt;</text:span><text:span text:style-name="T54">Mark Knopfler - </text:span><text:span text:style-name="T53">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1">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7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1">– Мааам, а со мной связан элементаль?</text:p>
      <text:p text:style-name="P71">–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7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1">Так возникли аликорны.</text:p>
      <text:p text:style-name="P7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1">Имя её было Селестия.</text:p>
      <text:p text:style-name="P71">За ней последовала и сестра её, Луна.</text:p>
      <text:p text:style-name="P7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1">То есть, всегда.</text:p>
      <text:p text:style-name="P71">Тут и сказке конец. А теперь, Эйприл, залазь на полку и закрывай глазки.</text:p>
      <text:p text:style-name="P71">– Ну мааам! Раскажи ещё что-нибудь! Про Сомбру!</text:p>
      <text:p text:style-name="P71">–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71">– А почему только тебя? А меня? А дядю-горгулия?</text:p>
      <text:p text:style-name="P71">– <text:s/>Тебя я забрать ему не дам. А в дядю не тыкай копытом, это невежливо! Спи уже, мой маленький!</text:p>
      <text:p text:style-name="P71">– Поцелуй меня на ночь, мам!</text:p>
      <text:p text:style-name="P71">– Конечно, мой хороший...</text:p>
      <text:p text:style-name="P71"/>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71"/>
      <text:p text:style-name="P71">– Ага, он был закладкой в четвёртом номере «PlayMare», в разделе «Тридцать две позы, которые удивят вашего френдкольта».</text:p>
      <text:p text:style-name="P71">– Спайк! Немедленно ложись спать!</text:p>
      <text:p text:style-name="P71">– Уже иду. Кукурузу доем только и иду.</text:p>
      <text:p text:style-name="P71">– Кстати, а почему Индрэ считали одержимым?</text:p>
      <text:p text:style-name="P71">–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71">– Так у вас знают про людей? Вот это новость!. В Кантерлоте, да и в Понивилле все обращаются со мной, как с диковинкой.</text:p>
      <text:p text:style-name="P7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1">–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71"/>
      <text:p text:style-name="P71">– Спайк, будь добр, принеси дневник эксперимента. Он в подвале, за шкафом с ретортами, в...</text:p>
      <text:p text:style-name="P71">– В сейфе, я в курсе.</text:p>
      <text:p text:style-name="P71"/>
      <text:p text:style-name="P73">***</text:p>
      <text:p text:style-name="P82">&lt;Seal — Amazing <text:span text:style-name="T1">(T</text:span><text:span text:style-name="T8">hin White Duke Remix)</text:span>&gt;</text:p>
      <text:p text:style-name="P71">Дата: 12.04.1003 А.С.</text:p>
      <text:p text:style-name="P71">Эксперимент: заклинание Воплощения Индрэ</text:p>
      <text:p text:style-name="P71">Испытуемая: Эпплджек</text:p>
      <text:p text:style-name="P71">Синопсис: запись сна со слов испытуемой</text:p>
      <text:p text:style-name="P71">Замечания: замечаний нет</text:p>
      <text:p text:style-name="P71"/>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1"/>
      <text:p text:style-name="P71">Примечания: ПипБак? Стойло? Двойники? Параллельные Эквестрии?</text:p>
      <text:p text:style-name="P1"/>
      <text:p text:style-name="P3">***</text:p>
      <text:p text:style-name="P1"/>
      <text:p text:style-name="P71">Дата: 12.04.1003 А.С.</text:p>
      <text:p text:style-name="P71">Эксперимент: заклинание Воплощения Индрэ</text:p>
      <text:p text:style-name="P71">Испытуемая: Рэйнбоу Дэш</text:p>
      <text:p text:style-name="P71">Синопсис: описание пробуждения испытуемой</text:p>
      <text:p text:style-name="P71">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71"><text:soft-page-break/>Дата: 12.04.1003 А.С.</text:p>
      <text:p text:style-name="P71">Эксперимент: заклинание Воплощения Индрэ</text:p>
      <text:p text:style-name="P71">Испытуемая: Рэрити</text:p>
      <text:p text:style-name="P71">Синопсис: запись сна со слов испытуемой</text:p>
      <text:p text:style-name="P71">Замечания: замечаний нет</text:p>
      <text:p text:style-name="P71"/>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1"/>
      <text:p text:style-name="P73">***</text:p>
      <text:p text:style-name="P71"/>
      <text:p text:style-name="P71">Дата: 12.04.1003 А.С.</text:p>
      <text:p text:style-name="P71">Эксперимент: заклинание Воплощения Индрэ</text:p>
      <text:p text:style-name="P71">Испытуемая: Флаттершай</text:p>
      <text:p text:style-name="P71">Синопсис: описание пробуждения испытуемой</text:p>
      <text:p text:style-name="P7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1"/>
      <text:p text:style-name="P71">* Примечания: при виде кексиков истерика случилась с Пинки Пай.</text:p>
      <text:p text:style-name="P71"/>
      <text:p text:style-name="P54">***</text:p>
      <text:p text:style-name="P52"/>
      <text:p text:style-name="P71"><text:soft-page-break/>Дата: 12.04.1003 А.С.</text:p>
      <text:p text:style-name="P71">Эксперимент: заклинание Воплощения Индрэ</text:p>
      <text:p text:style-name="P71">Испытуемая: Пинки Пай</text:p>
      <text:p text:style-name="P71">Синопсис: описание пробуждения испытуемой</text:p>
      <text:p text:style-name="P71">Замечания: испытуемая отказалась дать описание сна.</text:p>
      <text:p text:style-name="P71"/>
      <text:p text:style-name="P7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1"/>
      <text:p text:style-name="P71">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1">Чужестранец-человек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60">***<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74">Приветствую тебя, мой маленький человек!</text:p>
      <text:p text:style-name="P7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74"><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2">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74">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7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4">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4">«<text:span text:style-name="T8">P.S. Н</text:span>е гневите мироздание воровством! <text:span text:style-name="T31">Обмен рулит</text:span>!»</text:p>
      <text:p text:style-name="P7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4">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74"/>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71"/>
      <text:h text:style-name="Heading_20_2" text:outline-level="2">13. Мэйнхэттен</text:h>
      <text:p text:style-name="P71"/>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text:span text:style-name="T72">Селли</text:span>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60">***</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text:span text:style-name="T72">ыми</text:span> улиц<text:span text:style-name="T72">ами</text:span>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60">***</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14">&lt;</text:span><text:span text:style-name="T73">Т</text:span><text:span text:style-name="T28">вайлайт в Понивилле, услышав про портативный ускоритель, захочет его получить. Макс смутится</text:span><text:span text:style-name="T14">&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9"><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text:span text:style-name="T62">мой вес</text:span>,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text:span text:style-name="T62">пегаска понеслась над улицами</text:span>. По мере приближения к окраине, дома становились всё ниже, <text:span text:style-name="T62">пока не </text:span>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text:span text:style-name="T59">Потом хлопнули ставни и чей-то сонный голос недовольно пробормотал:</text:span></text:p>
      <text:p text:style-name="P57"><text:soft-page-break/><text:span text:style-name="T8">– </text:span><text:span text:style-name="T59">Кто мешает нам спать после тяжкого выступления?</text:span></text:p>
      <text:p text:style-name="P61">Я осторожно выглянул из куста.</text:p>
      <text:p text:style-name="P61">В саду под живым шатром из плюща скрывался уютный домик. Из мансардного ок<text:span text:style-name="T61">н</text:span>а на втором этаже выглядывала заспанная единорожка <text:span text:style-name="T60">голубого цвета с бело-голубой гривой. Поглядев по сторонам, она недоумённо скривилась и захлопнула ставни.</text:span></text:p>
      <text:p text:style-name="P142">Птицы и цикады продолжили пение, прерванное нашим вторжением. </text:p>
      <text:p text:style-name="P62">Мы осторожно вылезли из куста и стали пробираться к калитке. Внезапно <text:span text:style-name="T74">почва</text:span>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8">– </text:span><text:span text:style-name="T63">Так вот кто тревожит наш сон!</text:span></text:p>
      <text:p text:style-name="P62">Дверь дома приоткрылась. Стало видно, что за ней притаилась единорожка, уже спустившаяся с мансарды.</text:p>
      <text:p text:style-name="P58"><text:span text:style-name="T8">– </text:span><text:span text:style-name="T63">Так-так, посмотрим, что тут у нас. Ага. Гм. Это наверняка тот монстр-человек, о котором писали в газетах. Занятно.</text:span></text:p>
      <text:p text:style-name="P62">Я крутился в <text:span text:style-name="T69">телекинетическом</text:span> поле перед единорожкой как некий диковиный экспонат <text:span text:style-name="T67">шоу уродцев</text:span>.</text:p>
      <text:p text:style-name="P62"><text:span text:style-name="T8">– </text:span>А это у нас кто? Гмм. Пегаска. Вот так раз! Рэйнбоу Дэш! Какими судьбами?</text:p>
      <text:p text:style-name="P62"><text:span text:style-name="T8">– </text:span>ТРИКСИ! <text:span text:style-name="T8">– <text:s/></text:span>фейсхуфнула Дэш. <text:span text:style-name="T8">– </text:span>Во имя Селестии, ЧТО ты тут делаешь?!!</text:p>
      <text:p text:style-name="P63"><text:span text:style-name="T8">– </text:span><text:span text:style-name="T64">Зарабатываем себе на жизнь представлениями, как ни странно! </text:span><text:span text:style-name="T8">– </text:span><text:span text:style-name="T64">язвительно ответила единорожка.- </text:span><text:span text:style-name="T8">– </text:span><text:span text:style-name="T64">А вот что ВЫ делаете в НАШЕМ саду??!</text:span></text:p>
      <text:p text:style-name="P69">Я решил взять переговоры в свои руки, <text:span text:style-name="T66">так как дипломатические таланты пегаски оставляли желать лучшего</text:span>.</text:p>
      <text:p text:style-name="P64"><text:span text:style-name="T8">– </text:span><text:span text:style-name="T65">Эээ. Гм. Я дико извиняюсь, мы не знали, что вы спите днём, а то бы ни за что не стали вас тревожить. Мы пролетали мимо и я подумал...</text:span></text:p>
      <text:p text:style-name="P65"><text:span text:style-name="T8">– </text:span><text:span text:style-name="T66">Нам не интересно знать, что ты подумал. </text:span><text:span text:style-name="T8">– </text:span><text:span text:style-name="T66">единорожка зевнула. </text:span><text:span text:style-name="T8">– </text:span><text:span text:style-name="T66">Мы намерены сдать вас в полицию.</text:span></text:p>
      <text:p text:style-name="P66"><text:span text:style-name="T8">– </text:span><text:span text:style-name="T68">Трикси! Не смей! У нас мегаважное задание! Нам нужно вернуться Понивилль во что бы то ни стало! </text:span><text:span text:style-name="T8">– </text:span><text:span text:style-name="T68">пегаска извивалась изо всех сил, пытаясь выбраться из магического захвата.</text:span></text:p>
      <text:p text:style-name="P67"><text:span text:style-name="T8">– </text:span><text:span text:style-name="T70">Три раза ХА! Назови хоть одну причину, по которой нам должно быть не всё равно! </text:span><text:span text:style-name="T8">– </text:span><text:span text:style-name="T70">насмешливо сказала Трикси. </text:span><text:span text:style-name="T8">– </text:span><text:span text:style-name="T70">Только учти, долго слушать мы не собираемся. Мы ценим наш сон больше ваших заданий.</text:span></text:p>
      <text:p text:style-name="P70">Пегаска задумалась. Она взглянула на меня и мрачно спросила:</text:p>
      <text:p text:style-name="P68"><text:span text:style-name="T8">– </text:span><text:span text:style-name="T71">Ей ведь нельзя говорить, да?</text:span></text:p>
      <text:p text:style-name="P68"><text:span text:style-name="T8">– </text:span><text:span text:style-name="T71">Нельзя. </text:span><text:span text:style-name="T8">– </text:span><text:span text:style-name="T71">подтвердил я. </text:span><text:span text:style-name="T8">– </text:span><text:span text:style-name="T71">Селестия запретила. Может возникнуть паника и всё такое.</text:span></text:p>
      <text:p text:style-name="P68"/>
      <text:p text:style-name="P68"/>
      <text:p text:style-name="P56"><text:span text:style-name="T8">&lt;</text:span><text:span text:style-name="T22">Позже во время путешествия она пожалуется Максу, что ослабела</text:span><text:span text:style-name="T8">&gt;</text:span></text:p>
      <text:p text:style-name="P56"/>
      <text:p text:style-name="P50">&lt;<text:span text:style-name="T23">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text:soft-page-break/></text:p>
      <text:p text:style-name="P1"><text:span text:style-name="T40">&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text:soft-page-break/>&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9"><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oft-page-break/><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0"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1"/>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0" text:outline-level="2">В библиотеке замка Селестии</text:h>
      <text:p text:style-name="P108"/>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0" text:outline-level="2">Понивилль</text:h>
      <text:p text:style-name="P2"/>
      <text:h text:style-name="P15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4"/>
      <text:h text:style-name="P150"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0" text:outline-level="2">Сон Макса</text:h>
      <text:p text:style-name="P108"/>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5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8"/>
      <text:p text:style-name="P108"/>
      <text:p text:style-name="P108"/>
      <text:p text:style-name="P108"/>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oft-page-break/><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0"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0" text:outline-level="2">Поиск решения</text:h>
      <text:p text:style-name="P108"/>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5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text:soft-page-break/>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0"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text:soft-page-break/>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text:soft-page-break/>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0" text:outline-level="2">След?</text:h>
      <text:p text:style-name="P108"/>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text:soft-page-break/>–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text:soft-page-break/>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text:soft-page-break/>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0"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8">– </text:span>Ну хорошо. Убедила. В конце-концов, можем поступить так. Вы с Флатти вернётесь обратно а я продолжу поиски здесь.</text:p>
      <text:p text:style-name="P90"><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8">– </text:span>Вы можете связываться со мной раз в месяц по коридору.</text:p>
      <text:p text:style-name="P90"><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oft-page-break/><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8">– </text:span>Конечно оставаться. Кто ещё, кроме нас, может найти её?</text:p>
      <text:p text:style-name="P90"><text:span text:style-name="T8">– </text:span>Я думал, ты не сможешь оставить Энджела и всех остальных надолго.</text:p>
      <text:p text:style-name="P90"><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8">– </text:span>Извини, Флаттершай, забылся.</text:p>
      <text:p text:style-name="P95"><text:span text:style-name="T8">– </text:span>Та ладно, я ж не против, – возразила Эпплджек. – Не парься, Флатти. Было б хуже, если б он <text:s/>назвал меня Эпплджек на людях.</text:p>
      <text:p text:style-name="P95"><text:span text:style-name="T8">– </text:span>Ты так... – запнулась Флаттершай. – Так быстро забыла свою ферму. И...</text:p>
      <text:p text:style-name="P95"><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8">– </text:span>Как ты можешь так говорить? – расплакалась Флаттершай.</text:p>
      <text:p text:style-name="P95"><text:span text:style-name="T8">– </text:span>Эй, девушки, не ссорьтесь! Мы — одна команда! И надеюсь, останемся ею и в дальнейшем. </text:p>
      <text:list xml:id="list820449918192977112"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8">– </text:span>А если нет? – Эпплджек смотрела мне мне прямо в глаза.</text:p>
      <text:list xml:id="list172259745730342" text:continue-numbering="true" text:style-name="L5">
        <text:list-header>
          <text:p text:style-name="P143">Я молча пожал плечами. Эпплджек уверенно продолжила.</text:p>
        </text:list-header>
      </text:list>
      <text:p text:style-name="P95"><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8">– </text:span>Спасибо, ЭйДжей.</text:p>
      <text:p text:style-name="P95"><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2259904020124" text:continue-numbering="true" text:style-name="L5">
        <text:list-header>
          <text:p text:style-name="P143">Флаттершай пробормотала нечто, показавшееся мне знакомым.</text:p>
        </text:list-header>
      </text:list>
      <text:p text:style-name="P95"><text:span text:style-name="T8">– </text:span>Флатти, ты что-то сказала? Я не расслышал.</text:p>
      <text:p text:style-name="P95"><text:span text:style-name="T8">– </text:span>Намерение Изменяет Реальность.</text:p>
      <text:p text:style-name="P95"><text:span text:style-name="T8">– </text:span>Эээ. А где ты слышала эту фразу, если не секрет?</text:p>
      <text:p text:style-name="P95"><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2258818363796"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8">– </text:span>Флатти, ЭйДжей, буду через час. Ждите!</text:p>
      <text:p text:style-name="P90"/>
      <text:h text:style-name="P149" text:outline-level="2"><text:soft-page-break/>Почти.</text:h>
      <text:p text:style-name="P105"/>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8">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08"/>
      <text:p text:style-name="P105">Девушки поспешно собирались, пока я растолковывал им задачу.</text:p>
      <text:p text:style-name="P10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5"><text:span text:style-name="T8">– </text:span>Это тот твой приятель, который разбился с полгода назад? – спросила Эпплджек.</text:p>
      <text:p text:style-name="P105"><text:span text:style-name="T8">– </text:span>Да, это он.</text:p>
      <text:p text:style-name="P105"><text:span text:style-name="T8">– </text:span>А как мы попадём в его квартиру? Там сейчас кто-то живёт? – Флаттершай прыгала на одной ноге, натягивая кед.</text:p>
      <text:p text:style-name="P10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10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106">Я поднёс брелок пропуска к домофону, но дверь подъезда не открылась. Замигала красная лампочка и зажужжал зуммер.</text:p>
      <text:p text:style-name="P106">Я выругался.</text:p>
      <text:p text:style-name="P106"><text:span text:style-name="T8">– </text:span>Макс, что случилось? У нас проблемы?</text:p>
      <text:p text:style-name="P10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6"><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6"><text:span text:style-name="T8">– </text:span>Нет нужды. Лучше станьте-ка сзади меня так, чтобы заслонить от этих бабулек и от вооон той камеры наблюдения.</text:p>
      <text:list xml:id="list7904360042537850230"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28"><text:span text:style-name="T8">–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28"><text:span text:style-name="T8">– </text:span>Макс, тут окно разбито! И верёвка какая-то висит. – крикнула Флаттершай из кухни.</text:p>
      <text:p text:style-name="P128"><text:span text:style-name="T8">– </text:span>Оставь, Флатти, не сейчас! – отмахнулся я.</text:p>
      <text:p text:style-name="P135">Лампочка питания на ноутбуке горела, <text:s/>но подключенный монитор оставался тёмным. Я постучал по <text:soft-page-break/>пробелу, но безрезультатно.</text:p>
      <text:p text:style-name="P12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8"><text:span text:style-name="T8">– </text:span>Монитор выключен. – <text:s/>раздалось из угла. Кресло с высокой спинкой повернулось, открыв нашим взорам Дискорда. </text:p>
      <text:p text:style-name="P12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8">Он приподнял панамку, дурашливо здороваясь.</text:p>
      <text:p text:style-name="P128"><text:span text:style-name="T8">– </text:span>Оп-па! – пробормотала Эпплджек. – Нежданчик!</text:p>
      <text:p text:style-name="P128"><text:span text:style-name="T8">– </text:span>Ты, я вижу, времени не терял, – моя рука под прикрытием стола медленно тянулась к тяжёлой фарфоровой кружке, стоящей на краю.</text:p>
      <text:p text:style-name="P10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9"><text:span text:style-name="T8">– </text:span>А почему ты вообще решил искать нас тут? – спросила Эпплджек. – Приехал бы домой. Мы б тебя чаем напоили.</text:p>
      <text:p text:style-name="P109"><text:span text:style-name="T8">– </text:span>Видишь ли, дорогая Эй-Джей, я с самого начала знал, где находится наша уважаемая принцесса, а времени в обрез, так что...</text:p>
      <text:p text:style-name="P116">В проёме дверей появилась Флаттершай.</text:p>
      <text:p text:style-name="P109"><text:span text:style-name="T8">– </text:span>С кем это вы тут разговариваете?</text:p>
      <text:list xml:id="list6378105220433047161"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6">Оглушённый Дискорд попытался было отъехать на кресле в сторону, но я припёр его стулом к стенке.</text:p>
      <text:p text:style-name="P109">– Жанна, Флатти, хватайте ноут и на выход! Я с ним разберусь! Не теряйте вре...!</text:p>
      <text:p text:style-name="P109">– ТЫ ИДИО...!!!</text:p>
      <text:p text:style-name="P109">Дискорд <text:s/>зорал одновременно со мной, прикрываясь от меня руками, когда раздался оглушительный</text:p>
      <text:p text:style-name="P109">...</text:p>
      <text:p text:style-name="P110">БАХ!!!</text:p>
      <text:p text:style-name="P109">…</text:p>
      <text:p text:style-name="P10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8">На лице Дискорда появилось удивлённо-мечтательное выражение и он вырубился.</text:p>
      <text:p text:style-name="P128"/>
      <text:h text:style-name="P150" text:outline-level="2">Селестия</text:h>
      <text:p text:style-name="P128"/>
      <text:p text:style-name="P10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8">Включенный монитор показал схематическое изображение Селестиии, </text:p>
      <text:p text:style-name="P129">&gt;\<text:span text:style-name="T1">Привет, Селестия. Это Макс. Как себя чувствуешь?</text:span></text:p>
      <text:p text:style-name="P129">&lt;\<text:span text:style-name="T1">Макс? МАКС??? МА-А-А-АКС!!! НАКОНЕЦ-ТО! КАК Я РАДА ТЕБЯ СЛЫШАТЬ! </text:span></text:p>
      <text:p text:style-name="P129"><text:soft-page-break/>&gt;\<text:span text:style-name="T1">Я рад, что нашёл тебя, Тия.</text:span></text:p>
      <text:p text:style-name="P12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9">&gt;\<text:span text:style-name="T1">Тия, я сейчас подключу микрофон и колонки, и мы сможем общаться более удобно.</text:span></text:p>
      <text:p text:style-name="P128">…</text:p>
      <text:p text:style-name="P128">– Привет опять. Как ты меня слышишь?</text:p>
      <text:p text:style-name="P12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9">– <text:span text:style-name="T1">Могу себе представить. Как-то раз я провёл три часа камере сенсорной депривации. Мне не понравилось.</text:span></text:p>
      <text:p text:style-name="P128">– Эммм... Ваше Высочество, вы в порядке? Мы так рады, что наконец-то нашли Вас! – вклинилась в разговор Эпплджек.</text:p>
      <text:p text:style-name="P128">– Кто тут? Макс, кто ещё с тобой?</text:p>
      <text:p text:style-name="P129"><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9">– <text:span text:style-name="T1">Девочки? Я рада вас слышать. А Твайлайт нет рядом?</text:span></text:p>
      <text:p text:style-name="P12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8">При этих словах Дискорд замычал и задёргался. Эпплджек нахмурилась и проверила верёвки, привязывающие его к спинке стула.</text:p>
      <text:p text:style-name="P12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8">– Ноутбук — так называется место, где я нахожусь сейчас? А кто это мычит?</text:p>
      <text:p text:style-name="P12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8">– О, духи предков, но зачем??? Почему у него кляп во рту?</text:p>
      <text:p text:style-name="P128">– Мы связали его. Он нас предал. И тебя. И Эквестрию. Всех.</text:p>
      <text:p text:style-name="P128">При этих словах Эпплджек и Флаттершай непонимающе уставились на меня, а Дискорд протестующе замычал.</text:p>
      <text:p text:style-name="P128">Я начал рассказывать о своих догадках, и непонимающее выражение на лицах девушек сменилось удивлением.</text:p>
      <text:p text:style-name="P12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8">– А зачем тогда ты приложила его книгой? – непонимающе уставился я на неё.</text:p>
      <text:p text:style-name="P128">– Потому что ты напал на него. Я и подумала — тебе виднее. И подсобила.</text:p>
      <text:p text:style-name="P128">Флаттершай отрицающе мотнула головой.</text:p>
      <text:p text:style-name="P128">– Не может Дискорд быть предателем. Он мой друг.</text:p>
      <text:p text:style-name="P128">Дискорд благодарственно замычал и закивал головой.</text:p>
      <text:p text:style-name="P12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8"><text:soft-page-break/>Дискорд завёл глаза на лоб и обречённо завыл.</text:p>
      <text:p text:style-name="P128">– Макс, постой. Дай мне поговорить с ним. – сказала Селестия. – Не могу поверить, что Дискорд на такое пошёл.</text:p>
      <text:p text:style-name="P128">– Ну хорошо. Поговори. Послушаем, что он скажет.</text:p>
      <text:p text:style-name="P128">Я красноречиво покачал кулак перед его носом и вытащил кляп.</text:p>
      <text:p text:style-name="P128">...</text:p>
      <text:p text:style-name="P117">–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7">– Это я-то устраиваю цирк?!! ДА ТЫ НА СЕБЯ ПОСМОТРИ, КЛОУН!!! На людей кидаешься, чашками бросаешься, вон, мне нос разбил! Дерёшься...</text:p>
      <text:p text:style-name="P117">Я угрожающе поднёс тряпку к лицу Дискорда.</text:p>
      <text:p text:style-name="P117">– Ещё одно слово в таком тоне, и ты заткнёшься, а мы уйдём в Эквестрию без тебя!</text:p>
      <text:p text:style-name="P11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7">Дискорд демонстративно закрыл рот и посвистывая уставился в потолок.</text:p>
      <text:p text:style-name="P117">Разговор зашёл в тупик.</text:p>
      <text:p text:style-name="P120"/>
      <text:p text:style-name="P121">На мониторе высветился текст:</text:p>
      <text:p text:style-name="P12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1"/>
      <text:p text:style-name="P121">Из колонок послышался лёгкий шорох.</text:p>
      <text:p text:style-name="P117">– Дик, сейчас не время для ссор. – голос Селестии был мягким, но настойчивым. – Мы в одной лодке.</text:p>
      <text:p text:style-name="P117">– Тебе легко говорить! Тебе не разбивали нос и не оскорбляли угрозами!</text:p>
      <text:p text:style-name="P117">– Ты должен понимать, что у Макса были все основания так себя вести. Твоё поведение вызвало подозрения у него, ведь он мало тебя знает. </text:p>
      <text:p text:style-name="P117">К уговорам Селестии присоединилась Флаттершай.</text:p>
      <text:p text:style-name="P117">– Дискорд, миленький, прости его. Макс хороший. Он просто не знал, что ты тоже хороший...</text:p>
      <text:p text:style-name="P117">У Дискорда покраснели уши и он засмущался и заворчал.</text:p>
      <text:p text:style-name="P11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7">Я пропустил «дятла» мимо ушей.</text:p>
      <text:p text:style-name="P12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8">***</text:p>
      <text:p text:style-name="P11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7">Потому разбрасываться такой возможностью не стоит. Если уж тебе повезло оказаться в новом мире — исследуй его сполна!..</text:p>
      <text:p text:style-name="P118">***</text:p>
      <text:p text:style-name="P123">&lt;<text:span text:style-name="T23">сюда можно вставить похождения Дискорда — вторая неопубликованная глава. Первая — секс с Селестией</text:span>&gt;</text:p>
      <text:p text:style-name="P118">***</text:p>
      <text:p text:style-name="P121">– Развяжите мне, наконец, руки! Или хотя бы одну. Плечами жестикулировать неудобно.... </text:p>
      <text:p text:style-name="P121">Я развязал Дискорду левую руку.</text:p>
      <text:p text:style-name="P12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1">Дискорд принялся разминать затёкшее запястье.</text:p>
      <text:p text:style-name="P12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1">– Какое письмо, Корди? – вскинулась до этого зачарованно слушавшая Дискорда Флаттершай.</text:p>
      <text:p text:style-name="P121">– Ну ваше же! Вы с Эпплджек написали мне о своих мытарствах тут. Вежливо так написали, спасибо...</text:p>
      <text:p text:style-name="P121">Флаттершай покрылась пунцовыми пятнами.</text:p>
      <text:p text:style-name="P121">– Я... Мы... – тут она совсем стушевалась.</text:p>
      <text:p text:style-name="P121">– Так а почему ты сказал, что никто не уйдёт в Эквестрию? – наконец перебила Дискорда скучавшая до этого Эпплджек.</text:p>
      <text:p text:style-name="P121">Дискорд уставился на неё долгим взглядом, а потом хлопнул себя по лбу.</text:p>
      <text:p text:style-name="P12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8">&gt;</text:span></text:p>
      <text:p text:style-name="P121">– И что? – продолжила его мысль Эпплджек.</text:p>
      <text:p text:style-name="P121">–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21">– И?!! – до меня уже дошло, но Эпплджек продолжала тупить.</text:p>
      <text:p text:style-name="P121">– Короче, времени у нас осталось что-то около пятнадцати минут. Или около того. – заявил Дискорд, поднеся к глазам запястье с массивными часами.</text:p>
      <text:p text:style-name="P121">– СКОЛЬКО??? – воскликнули хором я и девушки.</text:p>
      <text:p text:style-name="P121">Дискорд открыл было рот, но его слова заглушил звонок в дверь.</text:p>
      <text:p text:style-name="P121">– ОТКРОЙТЕ, ПОЛИЦИЯ! Вам даётся полминуты, чтобы открыть дверь. Через тридцать секунд дверь будет выбита!</text:p>
      <text:p text:style-name="P12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1">Блядь!</text:p>
      <text:p text:style-name="P121">– На крышу, живо!!! Через окно на кухне! – зашипел Дискорд, отчаянно дёргая узлы свободной рукой.</text:p>
      <text:p text:style-name="P121">Эпплджек, одной рукой сгребя в охапку ноутбук, второй увлекая Флаттершай, кинулась на кухню.</text:p>
      <text:p text:style-name="P121">– А толку? Куда мы с крыши денемся? – спросил я растерянно. Дискорд только раздражённо зарычал в ответ.</text:p>
      <text:p text:style-name="P117">Дверь содрогнулась от мощного удара. Послышался стук падающей штукатурки. Я сломя голову кинулся на кухню.</text:p>
      <text:p text:style-name="P117">– Развяжи меня, идиот!!! – гаркнул вдогонку Дискорд.</text:p>
      <text:p text:style-name="P11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7">Верёвка в кухонном окне дёргалась от движений лезущих по ней Флатти и Эпплджек. Я словил её рукой и стал на подоконник.</text:p>
      <text:p text:style-name="P117">Чёрт!</text:p>
      <text:p text:style-name="P11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7">Но нет, триста тысяч чертей, раз девушки смогли – я тоже смогу!</text:p>
      <text:p text:style-name="P11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7">Чёрт! Чёрт! Чёрт! Чёрт!</text:p>
      <text:p text:style-name="P117">Бля!!!...</text:p>
      <text:p text:style-name="P11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7"/>
      <text:h text:style-name="P150" text:outline-level="2">Назад, в Эквестрию</text:h>
      <text:p text:style-name="P117"/>
      <text:p text:style-name="P117">Долго паниковать не пришлось. </text:p>
      <text:p text:style-name="P117">Я почувствовал сильный рывок за шиворот и захват поперёк груди. </text:p>
      <text:p text:style-name="P117">– ОТПУСТИ ДЕВЧОНКУ!!! – загрохотало мне в ухо. Я открыл глаза.</text:p>
      <text:p text:style-name="P11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7">Я чуть поднял глаза и уставился в чешуйчатую морду дракон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7">Наконец это ему удалось, и дальнейший подъём на крышу происходил в молчании.</text:p>
      <text:p text:style-name="P117">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7">Флаттершай оторвала заплаканное лицо от моей ветровки.</text:p>
      <text:p text:style-name="P117">– Да-да, ты прав, Корди. Я готова.</text:p>
      <text:p text:style-name="P117">На длинной шее Дискорд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2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7">И мы полетели навстречу закату.</text:p>
      <text:p text:style-name="P11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7">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1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7">– Пристегните ремни! – проревел Дискорд, резко ускоряясь. – Будет весело!!!</text:p>
      <text:p text:style-name="P11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7">– ЙУУУУУУУХХХУУУУУ!!! – заорал Дискорд, сложил крылья и врезался в шар.</text:p>
      <text:p text:style-name="P12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8">–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5"/>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text:soft-page-break/>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20">–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8">&lt;</text:span>упомянуть в эпизоде на Терре, что МЛП-сериал закрылся год назад<text:span text:style-name="T8">&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8">&lt;</text:span><text:span text:style-name="T27">чёрт</text:span><text:span text:style-name="T8">&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0">– Хорошо. Уболтал. Кьютимарки беру на себя. Так и знал, что мне самое трудное достанется!</text:p>
      <text:p text:style-name="P13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0">Анакорн проследил мой взгляд.</text:p>
      <text:p text:style-name="P130">– Нечего так смотреть. Если я стану применять магию вместо ловкости, теряется весь смысл упражнения... О, глянь-ка на Эквус!</text:p>
      <text:p text:style-name="P13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0">–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0"/>
      <text:p text:style-name="P132">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3"/>
      <text:p text:style-name="P13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2"/>
      <text:p text:style-name="P132"/>
      <text:p text:style-name="P130">Я опять задумался. В голове было пусто. Хотя, если подумать с точки зрения программиста, можно... Наверное можно, раз все предыдущее прокатило...</text:p>
      <text:p text:style-name="P131">–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1">– Не понял? Это как? Как ты совместишь разрушенную магическими войнами Эквестрию с романтически-сексуальным раем для попаданцев?</text:p>
      <text:p text:style-name="P13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1">Анакорн долго мусолил карандаш, а потом вдруг заржал.</text:p>
      <text:p text:style-name="P13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31">Анакорн примирительно похлопал меня по плечу.</text:p>
      <text:p text:style-name="P13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1">Я подозрительно посмотрел на Анакорна.</text:p>
      <text:p text:style-name="P131"><text:soft-page-break/><text:span text:style-name="T8">– </text:span>Какой ещё, нафиг, «мой фанфик»? Я никакого фанфика не писал. И не собираюсь, вообще-то.</text:p>
      <text:p text:style-name="P131">Анакорн ехидно ухмыльнулся и откинулся в кресле, переплетя пальцы за затылком.</text:p>
      <text:p text:style-name="P13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0"><text:span text:style-name="T8">– </text:span>Факн щит<text:note text:id="ftn13" text:note-class="footnote"><text:note-citation>13</text:note-citation><text:note-body><text:p text:style-name="P12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0">Анакорн развёл руками.</text:p>
      <text:p text:style-name="P13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0">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text:soft-page-break/></text:p>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5"><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5">–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7">Селестия кивнула, соглашаясь, и образ её начал меркнуть.</text:p>
      <text:p text:style-name="P122">– <text:span text:style-name="T1">Окей. Будь счастлив и... спасибо тебе за всё, Макс.</text:span></text:p>
      <text:p text:style-name="P117">…</text:p>
      <text:p text:style-name="P12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7">Он нахлобучил на себя невесть откуда взявшуюся двууголку.</text:p>
      <text:p text:style-name="P117">– Как вам это нравится, господа?! Дискорд — спаситель Эквестрии! А ведь звучит!!! Разрешите откланяться!..</text:p>
      <text:p text:style-name="P117"/>
      <text:list xml:id="list7400994080681423472" text:style-name="L8">
        <text:list-header>
          <text:p text:style-name="P145">(<text:span text:style-name="T30">Луна — как повелительница снов, слышала разговор Макса с Анакорном</text:span>)</text:p>
          <text:p text:style-name="P146"/>
        </text:list-header>
      </text:list>
      <text:p text:style-name="P118">***</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0">Я опустил руку на шею Дэш и ощутил теплоту и лёгкое покалывание в пустоте.</text:p>
      <text:p text:style-name="P90"><text:span text:style-name="T8">–</text:span> Мне кажется, Дэш, <text:span text:style-name="T1">м</text:span>ы найдём способ связаться. Рано или поздно.</text:p>
      <text:p text:style-name="P90"><text:soft-page-break/><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0" text:outline-level="2">Земля</text:h>
      <text:p text:style-name="P93">Музыкальная тема из бегущего по лезвию бритвы — <text:span text:style-name="T8">Mission impossible</text:span></text:p>
      <text:p text:style-name="P94">&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2T17:22:57.512000000</dc:date>
    <meta:editing-duration>P80DT11H44M42S</meta:editing-duration>
    <meta:editing-cycles>4439</meta:editing-cycles>
    <meta:generator>LibreOffice/5.1.0.3$Windows_x86 LibreOffice_project/5e3e00a007d9b3b6efb6797a8b8e57b51ab1f737</meta:generator>
    <meta:document-statistic meta:table-count="0" meta:image-count="0" meta:object-count="0" meta:page-count="158" meta:paragraph-count="3236" meta:word-count="73191" meta:character-count="487094" meta:non-whitespace-character-count="413648"/>
  </office:meta>
</office:document-meta>
</file>